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765E04520C736A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f7fc8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28bc5a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able_20_Contents" style:list-style-name="L1">
      <style:text-properties officeooo:rsid="002f7fc8" officeooo:paragraph-rsid="002f7fc8"/>
    </style:style>
    <style:style style:name="P22" style:family="paragraph" style:parent-style-name="Table_20_Contents">
      <style:text-properties officeooo:paragraph-rsid="002b4830"/>
    </style:style>
    <style:style style:name="P23" style:family="paragraph" style:parent-style-name="Table_20_Contents">
      <style:text-properties officeooo:rsid="00327c6d" officeooo:paragraph-rsid="00327c6d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officeooo:rsid="002aeff2"/>
    </style:style>
    <style:style style:name="T11" style:family="text">
      <style:text-properties officeooo:rsid="0026e5cd"/>
    </style:style>
    <style:style style:name="T12" style:family="text">
      <style:text-properties officeooo:rsid="003b2b9b"/>
    </style:style>
    <style:style style:name="T13" style:family="text">
      <style:text-properties officeooo:rsid="002d3ed5"/>
    </style:style>
    <style:style style:name="T14" style:family="text">
      <style:text-properties officeooo:rsid="002f7fc8"/>
    </style:style>
    <style:style style:name="T15" style:family="text">
      <style:text-properties officeooo:rsid="002fb2b1"/>
    </style:style>
    <style:style style:name="T16" style:family="text">
      <style:text-properties officeooo:rsid="00327c6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6">Administrativní odbor</text:span></text:p>
            <text:p text:style-name="P14">z<text:span text:style-name="T8">a</text:span>st<text:span text:style-name="T8">o</text:span>up<text:span text:style-name="T8">ena</text:span>: <text:span text:style-name="T10">Bc. Jana Rohová, jana.rohova@pirati.cz, vedoucí PO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Dodavatel</text:span><text:span text:style-name="T6">:</text:span></text:p>
          </table:table-cell>
          <table:table-cell table:style-name="Tabulka1.A1" office:value-type="string">
            <text:p text:style-name="P18"><text:span text:style-name="T8">Jméno</text:span>: Dino Arnautovič</text:p>
            <text:p text:style-name="P18"><text:span text:style-name="T12">IČO</text:span>: <text:span text:style-name="T14">01879863</text:span> <text:s text:c="2"/><text:span text:style-name="T12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3">Správce archívu a pošty v sídle strany</text:p>
            <text:p text:style-name="P16"><text:a xlink:type="simple" xlink:href="http://redmine.pirati.cz/" text:style-name="Internet_20_link" text:visited-style-name="Visited_20_Internet_20_Link"/></text:p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6">20</text:span>h <text:span text:style-name="T13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Odměna</text:span>:</text:p>
          </table:table-cell>
          <table:table-cell table:style-name="Tabulka1.A1" office:value-type="string">
            <text:p text:style-name="P13">• paušální odměna <text:span text:style-name="T16">4.000,-</text:span>Kč měsíčně 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0"><text:span text:style-name="T3">Termín provedení</text:span>:</text:p>
          </table:table-cell>
          <table:table-cell table:style-name="Tabulka1.A1" office:value-type="string">
            <text:p text:style-name="P12"><text:s/><text:span text:style-name="T11">Od 23-05-2018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5">V <text:span text:style-name="T9">Praze</text:span> dne <text:s/><text:span text:style-name="T16">23-05-2018</text:span></text:p>
      <text:p text:style-name="P4">Za zadavatele: <text:tab/><text:tab/><text:tab/>Za dodavatele: </text:p>
      <text:p text:style-name="P7"><text:span text:style-name="T16">Jana Rohová<text:tab/></text:span><text:tab/><text:tab/> Dino Arnautovič</text:p>
      <text:p text:style-name="P6"/>
      <text:p text:style-name="P4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59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65E04520C736A27.png" xlink:type="simple" xlink:show="embed" xlink:actuate="onLoad"/></draw:frame></text:p>
      </style:head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23T13:44:51.825391998</dc:date>
    <meta:editing-cycles>116</meta:editing-cycles>
    <meta:editing-duration>P24DT13H40M18S</meta:editing-duration>
    <meta:generator>LibreOffice/5.1.6.2$Linux_X86_64 LibreOffice_project/10m0$Build-2</meta:generator>
    <meta:print-date>2018-05-09T11:51:17.633310655</meta:print-date>
    <dc:creator>Vladislav Tobias Esner</dc:creator>
    <meta:document-statistic meta:table-count="1" meta:image-count="1" meta:object-count="0" meta:page-count="1" meta:paragraph-count="27" meta:word-count="122" meta:character-count="920" meta:non-whitespace-character-count="806"/>
    <meta:user-defined meta:name="Informace 1"/>
    <meta:user-defined meta:name="Informace 2"/>
    <meta:user-defined meta:name="Informace 3"/>
    <meta:user-defined meta:name="Informace 4"/>
  </office:meta>
</office:document-meta>
</file>